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25pt" fo:font-weight="normal" style:text-underline-mode="continuous" style:text-underline-type="single" style:text-underline-style="solid" style:text-underline-width="normal" fo:font-family="''Fira Mono', monospace'" style:font-family-asian="''Fira Mono', monospace'" style:font-family-complex="''Fira Mono', monospace'" fo:background-color="transparent" fo:color="#0000ff"/>
    </style:style>
    <style:style style:name="T17" style:family="text">
      <style:text-properties fo:font-size="11.25pt" fo:font-weight="normal" fo:font-family="''Fira Mono', monospace'" style:font-family-asian="''Fira Mono', monospace'" style:font-family-complex="''Fira Mono', monospace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25pt" fo:font-weight="normal" fo:font-family="''Fira Mono', monospace'" style:font-family-asian="''Fira Mono', monospace'" style:font-family-complex="''Fira Mono', monospace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25pt" fo:font-weight="normal" fo:font-family="''Fira Mono', monospace'" style:font-family-asian="''Fira Mono', monospace'" style:font-family-complex="''Fira Mono', monospace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25pt" fo:font-weight="normal" fo:font-family="''Fira Mono', monospace'" style:font-family-asian="''Fira Mono', monospace'" style:font-family-complex="''Fira Mono', monospace'" fo:background-color="transparent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oyecto.sh junio</text:span></text:p>
      <text:p text:style-name="P1"><text:span text:style-name="T2"/></text:p>
      <text:p text:style-name="P1"><text:span text:style-name="T2">make serve</text:span></text:p>
      <text:p text:style-name="P1"><text:span text:style-name="T3">db/create.sh</text:span></text:p>
      <text:p text:style-name="P1"><text:span text:style-name="T4"/></text:p>
      <text:p text:style-name="P1"><text:span text:style-name="T5">./yii migrate/create create_alumnos_table</text:span></text:p>
      <text:p text:style-name="P1"><text:span text:style-name="T6"/></text:p>
      <text:p text:style-name="P1"><text:span text:style-name="T7">(Creas la migracion, cuando modificamos todo usamos este comando.)</text:span></text:p>
      <text:p text:style-name="P1"><text:span text:style-name="T8"/></text:p>
      <text:p text:style-name="P1"><text:span text:style-name="T9">./yii migrate</text:span></text:p>
      <text:p text:style-name="P1"><text:span text:style-name="T10"/></text:p>
      <text:p text:style-name="P1"><text:span text:style-name="T11">./yii migrate/create create_asignatura_table</text:span></text:p>
      <text:p text:style-name="P1"><text:span text:style-name="T11">(creas la migracion)</text:span></text:p>
      <text:p text:style-name="P1"><text:span text:style-name="T12"/></text:p>
      <text:p text:style-name="P1"><text:span text:style-name="T12"/></text:p>
      <text:p text:style-name="P1"><text:span text:style-name="T13"><text:s/>./yii migrate/create_junction_table_for_alumnos_table_and_asignatura_table</text:span></text:p>
      <text:p text:style-name="P1"><text:span text:style-name="T13">(Tabla de join)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CRUD </text:span></text:p>
      <text:p text:style-name="P1"><text:a xlink:href="http://hostname/index.php?r=gii"><text:span text:style-name="T16">http://hostname/index.php?r=gii</text:span></text:a><text:span text:style-name="T17"/></text:p>
      <text:p text:style-name="P1"><text:span text:style-name="T18"/></text:p>
      <text:p text:style-name="P1"><text:span text:style-name="T18"/></text:p>
      <text:p text:style-name="P1"><text:span text:style-name="T19">crud generat</text:span></text:p>
      <text:p text:style-name="P1"><text:span text:style-name="T20"/></text:p>
      <text:p text:style-name="P1"><text:span text:style-name="T21">app\models\Alumnos</text:span></text:p>
      <text:p text:style-name="P1"><text:span text:style-name="T21">app\models\AlumnosSearch</text:span></text:p>
      <text:p text:style-name="P1"><text:span text:style-name="T21">app\models\AlumnosControlller</text:span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3">main url </text:span></text:p>
      <text:p text:style-name="P1"><text:span text:style-name="T23">alumnos/index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